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none" fo:font-weight="bold" officeooo:rsid="0020da1c" officeooo:paragraph-rsid="002366f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underline-style="none" fo:font-weight="bold" officeooo:rsid="00206815" officeooo:paragraph-rsid="00206815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underline-style="none" officeooo:rsid="0011eab1" officeooo:paragraph-rsid="0011eab1"/>
    </style:style>
    <style:style style:name="P4" style:family="paragraph" style:parent-style-name="Standard">
      <style:paragraph-properties fo:text-align="justify" style:justify-single-word="false"/>
      <style:text-properties style:text-underline-style="none" officeooo:rsid="001be420" officeooo:paragraph-rsid="001be420"/>
    </style:style>
    <style:style style:name="P5" style:family="paragraph" style:parent-style-name="Standard">
      <style:paragraph-properties fo:text-align="justify" style:justify-single-word="false"/>
      <style:text-properties style:text-underline-style="none" officeooo:rsid="0020da1c" officeooo:paragraph-rsid="0020da1c"/>
    </style:style>
    <style:style style:name="P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1eab1" officeooo:paragraph-rsid="002a29f6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0da1c" officeooo:paragraph-rsid="0020da1c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0f7a9" officeooo:paragraph-rsid="0010f7a9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20da1c" officeooo:paragraph-rsid="0020da1c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67853" officeooo:paragraph-rsid="0020da1c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officeooo:rsid="0010f7a9" officeooo:paragraph-rsid="0010f7a9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2a72d1" officeooo:paragraph-rsid="002a72d1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officeooo:paragraph-rsid="0010f7a9"/>
    </style:style>
    <style:style style:name="P14" style:family="paragraph" style:parent-style-name="Standard">
      <style:paragraph-properties fo:text-align="justify" style:justify-single-word="false"/>
      <style:text-properties officeooo:paragraph-rsid="000f8bc1"/>
    </style:style>
    <style:style style:name="P15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officeooo:rsid="0010f7a9" officeooo:paragraph-rsid="0010f7a9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officeooo:rsid="000f8bc1" officeooo:paragraph-rsid="000f8bc1"/>
    </style:style>
    <style:style style:name="P17" style:family="paragraph" style:parent-style-name="Standard">
      <style:paragraph-properties fo:text-align="justify" style:justify-single-word="false"/>
      <style:text-properties officeooo:rsid="0011eab1" officeooo:paragraph-rsid="0011eab1"/>
    </style:style>
    <style:style style:name="P18" style:family="paragraph" style:parent-style-name="Standard">
      <style:paragraph-properties fo:text-align="justify" style:justify-single-word="false" fo:break-before="page"/>
      <style:text-properties fo:font-weight="bold" officeooo:rsid="002a29f6" officeooo:paragraph-rsid="002a29f6" style:font-weight-asian="bold" style:font-weight-complex="bold"/>
    </style:style>
    <style:style style:name="P19" style:family="paragraph" style:parent-style-name="Standard" style:list-style-name="L1">
      <style:paragraph-properties fo:text-align="justify" style:justify-single-word="false"/>
      <style:text-properties fo:font-weight="bold" officeooo:rsid="002a72d1" officeooo:paragraph-rsid="002a72d1" style:font-weight-asian="bold" style:font-weight-complex="bold"/>
    </style:style>
    <style:style style:name="P20" style:family="paragraph" style:parent-style-name="Standard" style:list-style-name="L1">
      <style:paragraph-properties fo:text-align="justify" style:justify-single-word="false"/>
      <style:text-properties fo:font-weight="normal" officeooo:rsid="002a72d1" officeooo:paragraph-rsid="002a72d1" style:font-weight-asian="normal" style:font-weight-complex="normal"/>
    </style:style>
    <style:style style:name="P21" style:family="paragraph" style:parent-style-name="Standard" style:list-style-name="L1">
      <style:paragraph-properties fo:text-align="justify" style:justify-single-word="false"/>
      <style:text-properties fo:font-style="normal" fo:font-weight="normal" officeooo:rsid="002a72d1" officeooo:paragraph-rsid="002a72d1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fo:font-weight="normal" officeooo:rsid="002a72d1" officeooo:paragraph-rsid="002a72d1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1eab1" officeooo:paragraph-rsid="0010f7a9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officeooo:paragraph-rsid="002aba8c"/>
    </style:style>
    <style:style style:name="T1" style:family="text">
      <style:text-properties officeooo:rsid="0010f7a9"/>
    </style:style>
    <style:style style:name="T2" style:family="text">
      <style:text-properties fo:font-weight="bold" officeooo:rsid="0010f7a9" style:font-weight-asian="bold" style:font-weight-complex="bold"/>
    </style:style>
    <style:style style:name="T3" style:family="text">
      <style:text-properties fo:font-weight="bold" officeooo:rsid="001be420" style:font-weight-asian="bold" style:font-weight-complex="bold"/>
    </style:style>
    <style:style style:name="T4" style:family="text">
      <style:text-properties fo:font-weight="bold" officeooo:rsid="00147dbe" style:font-weight-asian="bold" style:font-weight-complex="bold"/>
    </style:style>
    <style:style style:name="T5" style:family="text">
      <style:text-properties fo:font-weight="bold" officeooo:rsid="002a29f6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officeooo:rsid="0010f7a9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solid" style:text-underline-width="auto" style:text-underline-color="font-color" fo:font-weight="bold" officeooo:rsid="0010f7a9" style:font-style-asian="italic" style:font-weight-asian="bold" style:font-style-complex="italic" style:font-weight-complex="bold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167853"/>
    </style:style>
    <style:style style:name="T13" style:family="text">
      <style:text-properties officeooo:rsid="00147dbe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officeooo:rsid="002aba8c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011eab1" style:font-style-asian="normal" style:font-weight-asian="normal" style:font-style-complex="normal" style:font-weight-complex="normal"/>
    </style:style>
    <style:style style:name="T18" style:family="text">
      <style:text-properties officeooo:rsid="002206a1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2a29f6"/>
    </style:style>
    <style:style style:name="T21" style:family="text">
      <style:text-properties officeooo:rsid="000f8bc1"/>
    </style:style>
    <style:style style:name="T22" style:family="text">
      <style:text-properties officeooo:rsid="002a72d1"/>
    </style:style>
    <style:style style:name="T23" style:family="text">
      <style:text-properties officeooo:rsid="002aba8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4 varianti per esercizio: sono uguali cambiano solo i “dati”.</text:p>
      <text:p text:style-name="P11"/>
      <text:p text:style-name="P11">Esercizio 1: IO e manipolazioni caratteri e stringhe lette da file.</text:p>
      <text:p text:style-name="P11"/>
      <text:p text:style-name="P13"><text:span text:style-name="T1">Esercizio 2: ricorsione. </text:span><text:span text:style-name="T2">Allocazione dinamica di </text:span><text:span text:style-name="T7">array</text:span><text:span text:style-name="T2"> o </text:span><text:span text:style-name="T3">di </text:span><text:span text:style-name="T5">strutture </text:span><text:span text:style-name="T2">dati </text:span><text:span text:style-name="T5">è molto probabile</text:span><text:span text:style-name="T2">!! </text:span></text:p>
      <text:p text:style-name="P15"/>
      <text:p text:style-name="P13"><text:span text:style-name="T1">Esercizio 3: pile, code, alberi usati per risolvere problemi e implementazione di funzioni di </text:span><text:span text:style-name="T22">essi</text:span><text:span text:style-name="T1">.</text:span></text:p>
      <text:p text:style-name="P11"/>
      <text:p text:style-name="P12">N.B.! <text:span text:style-name="T19">Personalmente, essendo l’esame open book, consiglio di farsi qualche pattern, cioè pezzi di codice che implementano funzioni generiche che possono servire all’esame senza perdere tempo inutile in cose meccaniche e ripetitive. Alcuni che ho fatto e che mi sento di consigliare sono:</text:span></text:p>
      <text:list xml:id="list3164194353" text:style-name="L1">
        <text:list-item>
          <text:p text:style-name="P20">algoritmi per gestire array: ordinamento, inserimento, ricerca di un elemento, rimozione, inversione, inserimento in una posizione specifica spostando gli altri elementi;</text:p>
        </text:list-item>
        <text:list-item>
          <text:p text:style-name="P19"><text:span text:style-name="T19">funzioni che implementano operazioni aritmetiche fondamentali (come pow) nel caso in cui il prof non lasci usare la libreria </text:span><text:span text:style-name="T9">cmath</text:span><text:span text:style-name="T15"> (cosa molto plausibile in alcuni esercizi);</text:span></text:p>
        </text:list-item>
        <text:list-item>
          <text:p text:style-name="P19"><text:span text:style-name="T15">funzioni che implementano la manipolazione di stringhe (come </text:span><text:span text:style-name="T9">strlen</text:span><text:span text:style-name="T15">, </text:span><text:span text:style-name="T9">strcmp</text:span><text:span text:style-name="T15">, </text:span><text:span text:style-name="T9">strcpy</text:span><text:span text:style-name="T15"> che sono i tre più usati e magari più difficili da implementare sul momento) sempre nel caso (altrettanto plausibile) che non si possa usare la libreria </text:span><text:span text:style-name="T9">cstring</text:span><text:span text:style-name="T15">;</text:span></text:p>
        </text:list-item>
        <text:list-item>
          <text:p text:style-name="P21">funzioni base delle strutture dati (pile, code, alberi, liste concatenate e doppiamente concatenate). Per le liste concatenate alcune funzioni che possono essere importanti sono: inserimento elemento, ordinamento, rimozione, calcolo lunghezza, calcolo inversa, … ;</text:p>
        </text:list-item>
        <text:list-item>
          <text:p text:style-name="P21">funzioni standard per gestire l’apertura e la chiusura degli stream per l’input/output su file.</text:p>
        </text:list-item>
      </text:list>
      <text:p text:style-name="P22"/>
      <text:p text:style-name="P22">In particolare, secondo me è molto importante implementare ogni funzione in due versioni: una iterativa e una ricorsiva. Questo può indubbiamente essere d’aiuto nell’esercizio 2 (in cui non è possibile usare cicli da nessuna parte).</text:p>
      <text:p text:style-name="P11"/>
      <text:p text:style-name="P23"/>
      <text:p text:style-name="P24"><text:span text:style-name="T16">Per finire vorrei</text:span><text:span text:style-name="T17"> puntualizzare che (almeno "ai miei tempi") l'esame era open book </text:span><text:span text:style-name="T16">il </text:span><text:span text:style-name="T17">che significa che era possibile portare tutto il materiale che si volesse: appunti, pezzi di codice, esami passati, esercizi corretti dal prof. Il mio consiglio è quello di portare più cose che potete e</text:span><text:span text:style-name="T16"> soprattutto di</text:span><text:span text:style-name="T17"> essere ben organizzati per riuscire in poco tempo ad accedere </text:span><text:span text:style-name="T16">a tutto ciò che vi siete portati</text:span><text:span text:style-name="T17">.</text:span></text:p>
      <text:p text:style-name="P8"/>
      <text:p text:style-name="P18">Cose facilmente dimenticabili e che possono costare caro al punteggio.</text:p>
      <text:p text:style-name="P16"/>
      <text:p text:style-name="P14"><text:span text:style-name="T21">Fa</text:span><text:span text:style-name="T20">re</text:span><text:span text:style-name="T21"> i controlli su: dimensioni array </text:span><text:span text:style-name="T18">(ogni volta prima di fare un inserimento)</text:span><text:span text:style-name="T21">, file vuoti o illeggibili, valore iniziale per alcune variabili, … .</text:span></text:p>
      <text:p text:style-name="P16"/>
      <text:p text:style-name="P17">Chiudere stream, deallocare <text:span text:style-name="T4">(fare init e deinit con i TDA)</text:span><text:span text:style-name="T13">.</text:span></text:p>
      <text:p text:style-name="P17"/>
      <text:p text:style-name="P17">Attenzione a quando passare i <text:span text:style-name="T6">puntatori</text:span><text:span text:style-name="T11"> per riferimento (se nella funzione cambi cosa a cui punta, </text:span><text:span text:style-name="T12">SE ALLOCHI MEMORIA passa i puntatori per riferimento</text:span><text:span text:style-name="T11">).</text:span></text:p>
      <text:p text:style-name="P3"/>
      <text:p text:style-name="P2">Formattare correttamente le stringhe: ‘\0’ finale!</text:p>
      <text:p text:style-name="P3"/>
      <text:p text:style-name="P4">Cin.getline→ per memorizzare tutto anche gli spazi (fino a ‘\n’).</text:p>
      <text:p text:style-name="P4"/>
      <text:p text:style-name="P5">PER VERIFICARE SUBSCRIPTING:</text:p>
      <text:p text:style-name="P1"><text:span text:style-name="T8">g++ -fsanitize=bounds -fsanitize=bounds-strict</text:span><text:span text:style-name="T14"> </text:span></text:p>
      <text:p text:style-name="P9"/>
      <text:p text:style-name="P7">SEED quando si usa rand!</text:p>
      <text:p text:style-name="P7"/>
      <text:p text:style-name="P6"><text:span text:style-name="T20">Nel caso di ordinamento di un array, implementate l’a</text:span>lgoritmo di sorting più semplice da implementare.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8T17:03:41.725361293</meta:creation-date>
    <dc:date>2022-09-21T23:44:55.158126079</dc:date>
    <meta:editing-duration>PT5H34M10S</meta:editing-duration>
    <meta:editing-cycles>10</meta:editing-cycles>
    <meta:generator>LibreOffice/6.4.7.2$Linux_X86_64 LibreOffice_project/40$Build-2</meta:generator>
    <meta:print-date>2022-01-10T19:46:01.509704492</meta:print-date>
    <meta:document-statistic meta:table-count="0" meta:image-count="0" meta:object-count="0" meta:page-count="2" meta:paragraph-count="22" meta:word-count="443" meta:character-count="2939" meta:non-whitespace-character-count="2521"/>
  </office:meta>
</office:document-meta>
</file>